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style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9" style:family="paragraph" style:parent-style-name="Standard">
      <style:paragraph-properties style:snap-to-layout-grid="false"/>
      <style:text-properties style:font-name="Garamond" fo:font-size="10pt" officeooo:rsid="0011cfba" officeooo:paragraph-rsid="0011cfba" style:font-size-asian="10pt" style:font-size-complex="10pt"/>
    </style:style>
    <style:style style:name="P10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style:letter-kerning="false" style:font-size-asian="10pt" style:font-size-complex="10pt"/>
    </style:style>
    <style:style style:name="P17" style:family="paragraph" style:parent-style-name="Table_20_Contents">
      <style:text-properties style:font-name="Garamond" fo:font-size="12pt" style:font-size-asian="12pt" style:font-size-complex="12pt"/>
    </style:style>
    <style:style style:name="P18" style:family="paragraph" style:parent-style-name="Table_20_Contents">
      <style:text-properties style:font-name="Garamond" fo:font-size="12pt" officeooo:rsid="0011cfba" officeooo:paragraph-rsid="0011cfba" style:font-size-asian="12pt" style:font-size-complex="12pt"/>
    </style:style>
    <style:style style:name="P19" style:family="paragraph" style:parent-style-name="Table_20_Contents">
      <style:text-properties style:font-name="Garamond"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5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29" style:family="paragraph" style:parent-style-name="Standard">
      <style:text-properties style:font-name="Garamond" fo:font-size="10pt" fo:font-weight="bold" officeooo:rsid="001288c7" officeooo:paragraph-rsid="001288c7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Garamond" fo:font-size="10pt" fo:font-weight="bold" officeooo:rsid="001288c7" officeooo:paragraph-rsid="001288c7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Garamond" fo:font-size="10pt" officeooo:rsid="001288c7" officeooo:paragraph-rsid="001288c7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10pt" style:text-underline-style="solid" style:text-underline-width="auto" style:text-underline-color="font-color" officeooo:rsid="0011cfba" style:text-underline-mode="continuous" style:text-overline-mode="continuous" style:text-line-through-mode="continuous" style:font-size-asian="10pt" style:font-size-complex="10pt"/>
    </style:style>
    <style:style style:name="T7" style:family="text">
      <style:text-properties style:font-name="Garamond" fo:font-size="8pt" style:font-size-asian="8pt" style:font-size-complex="8pt"/>
    </style:style>
    <style:style style:name="T8" style:family="text">
      <style:text-properties style:font-name="Verdana" fo:font-size="6pt" style:font-size-asian="6pt" style:font-size-complex="6pt"/>
    </style:style>
    <style:style style:name="T9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10" style:family="text">
      <style:text-properties style:text-position="super 58%"/>
    </style:style>
    <style:style style:name="T11" style:family="text">
      <style:text-properties officeooo:rsid="001288c7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Project Name</text:p>
          </table:table-cell>
          <table:table-cell table:style-name="Table1.A1" office:value-type="string">
            <text:p text:style-name="P18">UTut</text:p>
          </table:table-cell>
          <table:table-cell table:style-name="Table1.A1" office:value-type="string">
            <text:p text:style-name="P17">Project ID</text:p>
            <text:p text:style-name="P19">(if applicable)</text:p>
          </table:table-cell>
          <table:table-cell table:style-name="Table1.D1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Beta-testing <text:s/>Date</text:p>
          </table:table-cell>
          <table:table-cell table:style-name="Table1.D1" table:number-columns-spanned="3" office:value-type="string">
            <text:p text:style-name="P18">5/16/18</text:p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4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1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10">Tester's Name:</text:p>
            <text:p text:style-name="P10"/>
            <text:p text:style-name="P29">Camille Razal</text:p>
          </table:table-cell>
          <table:table-cell table:style-name="Table2.B1" office:value-type="string">
            <text:p text:style-name="P12">Year Level</text:p>
          </table:table-cell>
          <table:table-cell table:style-name="Table2.C1" table:number-rows-spanned="2" office:value-type="string">
            <text:p text:style-name="P12">Gender</text:p>
            <text:p text:style-name="P12"/>
            <text:p text:style-name="P30">F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9"><text:span text:style-name="T11">4th</text:span> Year</text:p>
          </table:table-cell>
          <table:covered-table-cell/>
        </table:table-row>
      </table:table>
      <text:p text:style-name="P7"/>
      <text:p text:style-name="P14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9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3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20">User Acceptance Criteria</text:p>
          </table:table-cell>
          <table:table-cell table:style-name="Table3.A1" table:number-columns-spanned="2" office:value-type="string">
            <text:p text:style-name="P20">Compliance</text:p>
          </table:table-cell>
          <table:covered-table-cell/>
          <table:table-cell table:style-name="Table3.D1" table:number-rows-spanned="2" office:value-type="string">
            <text:p text:style-name="P20">Remarks</text:p>
          </table:table-cell>
        </table:table-row>
        <table:table-row>
          <table:covered-table-cell/>
          <table:table-cell table:style-name="Table3.B2" office:value-type="string">
            <text:p text:style-name="P21">Yes</text:p>
          </table:table-cell>
          <table:table-cell table:style-name="Table3.B2" office:value-type="string">
            <text:p text:style-name="P21">No</text:p>
          </table:table-cell>
          <table:covered-table-cell/>
        </table:table-row>
        <table:table-row>
          <table:table-cell table:style-name="Table3.B2" office:value-type="string">
            <text:p text:style-name="P22">Create User Account</text:p>
          </table:table-cell>
          <table:table-cell table:style-name="Table3.B2" office:value-type="string">
            <text:p text:style-name="P22">1</text:p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2">Update Account Information</text:p>
          </table:table-cell>
          <table:table-cell table:style-name="Table3.B2" office:value-type="string">
            <text:p text:style-name="P22">1</text:p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2">View Account Information</text:p>
          </table:table-cell>
          <table:table-cell table:style-name="Table3.B2" office:value-type="string">
            <text:p text:style-name="P22">1</text:p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2">Sign in and sign out</text:p>
          </table:table-cell>
          <table:table-cell table:style-name="Table3.B2" office:value-type="string">
            <text:p text:style-name="P22">1</text:p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2">Offer Tutorial (as Tutor)</text:p>
          </table:table-cell>
          <table:table-cell table:style-name="Table3.B2" office:value-type="string">
            <text:p text:style-name="P22">1</text:p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2">Search for Tutorial (as Tutee)</text:p>
          </table:table-cell>
          <table:table-cell table:style-name="Table3.B2" office:value-type="string">
            <text:p text:style-name="P22">1</text:p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2">Request Tutor (as Tutee)</text:p>
          </table:table-cell>
          <table:table-cell table:style-name="Table3.B2" office:value-type="string">
            <text:p text:style-name="P22">1</text:p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2">Accept/Reject Tutee (as Tutor)</text:p>
          </table:table-cell>
          <table:table-cell table:style-name="Table3.B2" office:value-type="string">
            <text:p text:style-name="P22">1</text:p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2">Write Review (as Tutee)</text:p>
          </table:table-cell>
          <table:table-cell table:style-name="Table3.B2" office:value-type="string">
            <text:p text:style-name="P22">1</text:p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0">Total</text:p>
          </table:table-cell>
          <table:table-cell table:style-name="Table3.B2" office:value-type="string">
            <text:p text:style-name="P21">9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2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7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6">System Usability Scale Standard Version</text:p>
          </table:table-cell>
          <table:table-cell table:style-name="Table4.B1" table:number-columns-spanned="5" office:value-type="string">
            <text:p text:style-name="P25"><text:s/>Strongly <text:s text:c="66"/>Strongly</text:p>
            <text:p text:style-name="P25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>2</text:p>
          </table:table-cell>
          <table:table-cell table:style-name="Table4.B2" office:value-type="string">
            <text:p text:style-name="P23">3</text:p>
          </table:table-cell>
          <table:table-cell table:style-name="Table4.B2" office:value-type="string">
            <text:p text:style-name="P23">4</text:p>
          </table:table-cell>
          <table:table-cell table:style-name="Table4.F2" office:value-type="string">
            <text:p text:style-name="P23">5</text:p>
          </table:table-cell>
        </table:table-row>
        <table:table-row>
          <table:table-cell table:style-name="Table4.B2" office:value-type="string">
            <text:p text:style-name="P24">1. <text:s/>I think that I would like to use this system.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F2" office:value-type="string">
            <text:p text:style-name="P24">1</text:p>
          </table:table-cell>
        </table:table-row>
        <table:table-row>
          <table:table-cell table:style-name="Table4.B2" office:value-type="string">
            <text:p text:style-name="P24">2. I found the system unnecessarily complex.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31">1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F2" office:value-type="string">
            <text:p text:style-name="P24"/>
          </table:table-cell>
        </table:table-row>
        <table:table-row>
          <table:table-cell table:style-name="Table4.B2" office:value-type="string">
            <text:p text:style-name="P24">3. <text:s/>I thought the system was easy to use.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31">1</text:p>
          </table:table-cell>
          <table:table-cell table:style-name="Table4.F2" office:value-type="string">
            <text:p text:style-name="P24"/>
          </table:table-cell>
        </table:table-row>
        <table:table-row>
          <table:table-cell table:style-name="Table4.B2" office:value-type="string">
            <text:p text:style-name="P24">4. <text:s/>I think that I would need the support of a technical person to be able to use this system</text:p>
          </table:table-cell>
          <table:table-cell table:style-name="Table4.B2" office:value-type="string">
            <text:p text:style-name="P24">1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F2" office:value-type="string">
            <text:p text:style-name="P24"/>
          </table:table-cell>
        </table:table-row>
        <table:table-row>
          <table:table-cell table:style-name="Table4.B2" office:value-type="string">
            <text:p text:style-name="P24">5. <text:s/>I found the various functions in the system were well integrated.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F2" office:value-type="string">
            <text:p text:style-name="P24">1</text:p>
          </table:table-cell>
        </table:table-row>
        <table:table-row>
          <table:table-cell table:style-name="Table4.B2" office:value-type="string">
            <text:p text:style-name="P24">6. <text:s/>I thought where was too much inconsistency in this system.</text:p>
          </table:table-cell>
          <table:table-cell table:style-name="Table4.B2" office:value-type="string">
            <text:p text:style-name="P24">1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F2" office:value-type="string">
            <text:p text:style-name="P24"/>
          </table:table-cell>
        </table:table-row>
        <table:table-row>
          <table:table-cell table:style-name="Table4.B2" office:value-type="string">
            <text:p text:style-name="P24">7. <text:s/>I would image that most people would learn to use this system very quickly.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F2" office:value-type="string">
            <text:p text:style-name="P24">1</text:p>
          </table:table-cell>
        </table:table-row>
        <table:table-row>
          <table:table-cell table:style-name="Table4.B2" office:value-type="string">
            <text:p text:style-name="P24">8. <text:s text:c="2"/>I found the system very cumbersome to use.</text:p>
          </table:table-cell>
          <table:table-cell table:style-name="Table4.B2" office:value-type="string">
            <text:p text:style-name="P24">1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F2" office:value-type="string">
            <text:p text:style-name="P24"/>
          </table:table-cell>
        </table:table-row>
        <table:table-row>
          <table:table-cell table:style-name="Table4.B2" office:value-type="string">
            <text:p text:style-name="P24">9. <text:s text:c="2"/>I felt very confident using the system.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F2" office:value-type="string">
            <text:p text:style-name="P24">1</text:p>
          </table:table-cell>
        </table:table-row>
        <table:table-row>
          <table:table-cell table:style-name="Table4.B2" office:value-type="string">
            <text:p text:style-name="P24">10. <text:s/>I needed to learn a lot of things before I could get going with this system.</text:p>
          </table:table-cell>
          <table:table-cell table:style-name="Table4.B2" office:value-type="string">
            <text:p text:style-name="P24">1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F2" office:value-type="string">
            <text:p text:style-name="P24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5">For odd items: subtract one from the user response.</text:p>
      <text:list xml:id="list2319457878582588910" text:style-name="L1">
        <text:list-item>
          <text:p text:style-name="P28">For odd items: subtract one from the user response.</text:p>
        </text:list-item>
        <text:list-item>
          <text:p text:style-name="P28">For even items: subtract the user response from 5.</text:p>
        </text:list-item>
        <text:list-item>
          <text:p text:style-name="P28">This scales all values from 0-4 (with 4 being the most positive response).</text:p>
        </text:list-item>
        <text:list-item>
          <text:p text:style-name="P28">Add up the converted responses for each user and multiply that total to 2.5. <text:s/>This converts the range of possible values from 0 to 100 instead of from 0-40.</text:p>
        </text:list-item>
      </text:list>
      <text:p text:style-name="P8"/>
      <text:p text:style-name="P16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>OHD General Programming Standards and Guidelines Summary Document</dc:title>
    <meta:initial-creator>LawrenceB</meta:initial-creator>
    <meta:creation-date>2007-08-13T11:01:00Z</meta:creation-date>
    <dc:date>2018-05-16T15:25:43.004195791</dc:date>
    <meta:print-date>2006-07-28T14:33:00Z</meta:print-date>
    <meta:editing-cycles>31</meta:editing-cycles>
    <meta:editing-duration>PT2H16M</meta:editing-duration>
    <meta:document-statistic meta:table-count="4" meta:image-count="0" meta:object-count="0" meta:page-count="2" meta:paragraph-count="85" meta:word-count="459" meta:character-count="2730" meta:non-whitespace-character-count="2200"/>
    <meta:template xlink:type="simple" xlink:actuate="onRequest" xlink:title="" xlink:href="../Beta%20Testing%20Doc%201.odt/Normal"/>
  </office:meta>
</office:document-meta>
</file>